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LY.REPLY( ActivityInfo self , ScopeFrame scopeFrame , LinkFrame link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Y.ru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